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5aaf" officeooo:paragraph-rsid="00065aaf"/>
    </style:style>
    <style:style style:name="P2" style:family="paragraph" style:parent-style-name="Standard">
      <style:text-properties officeooo:rsid="00065aaf" officeooo:paragraph-rsid="00065aaf"/>
    </style:style>
    <style:style style:name="P3" style:family="paragraph" style:parent-style-name="Standard">
      <style:text-properties officeooo:rsid="00092562" officeooo:paragraph-rsid="00065aaf"/>
    </style:style>
    <style:style style:name="T1" style:family="text">
      <style:text-properties officeooo:rsid="0007b175"/>
    </style:style>
    <style:style style:name="T2" style:family="text">
      <style:text-properties officeooo:rsid="000925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de site nom de code : RING </text:p>
      <text:p text:style-name="P1"/>
      <text:p text:style-name="P1"/>
      <text:p text:style-name="P1">Le site comprendra plusieurs fonctionnalités dont : </text:p>
      <text:p text:style-name="P1"/>
      <text:p text:style-name="P1">- systeme d’inscription / connection</text:p>
      <text:p text:style-name="P1">-<text:span text:style-name="T1">systeme de poste / articles </text:span><text:span text:style-name="T2">+ commentaires</text:span></text:p>
      <text:p text:style-name="P1">-<text:span text:style-name="T1">tri des article en fonction des categories ( lieu , public ciblé </text:span><text:span text:style-name="T2">etc )</text:span></text:p>
      <text:p text:style-name="P3">-carte montrant ou on eu lieu les differentes activité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9T16:36:44.314000000</meta:creation-date>
    <meta:editing-duration>PT1M10S</meta:editing-duration>
    <meta:editing-cycles>2</meta:editing-cycles>
    <meta:generator>LibreOffice/7.2.2.2$Windows_X86_64 LibreOffice_project/02b2acce88a210515b4a5bb2e46cbfb63fe97d56</meta:generator>
    <dc:date>2022-06-29T16:37:52.416000000</dc:date>
    <meta:document-statistic meta:table-count="0" meta:image-count="0" meta:object-count="0" meta:page-count="1" meta:paragraph-count="6" meta:word-count="50" meta:character-count="290" meta:non-whitespace-character-count="244"/>
  </office:meta>
</office:document-meta>
</file>